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e232" officeooo:paragraph-rsid="001ce232"/>
    </style:style>
    <style:style style:name="P2" style:family="paragraph" style:parent-style-name="Standard">
      <style:text-properties officeooo:rsid="001ce232" officeooo:paragraph-rsid="001d2769"/>
    </style:style>
    <style:style style:name="P3" style:family="paragraph" style:parent-style-name="Standard">
      <style:paragraph-properties fo:text-align="center" style:justify-single-word="false"/>
      <style:text-properties officeooo:rsid="001ce232" officeooo:paragraph-rsid="001ce232"/>
    </style:style>
    <style:style style:name="P4" style:family="paragraph" style:parent-style-name="Standard">
      <style:paragraph-properties fo:text-align="center" style:justify-single-word="false"/>
      <style:text-properties officeooo:rsid="001ce232" officeooo:paragraph-rsid="001d8789"/>
    </style:style>
    <style:style style:name="P5" style:family="paragraph" style:parent-style-name="Standard">
      <style:text-properties officeooo:rsid="001ce232" officeooo:paragraph-rsid="001d8789"/>
    </style:style>
    <style:style style:name="P6" style:family="paragraph" style:parent-style-name="Standard">
      <style:text-properties officeooo:rsid="001d8789" officeooo:paragraph-rsid="001d8789"/>
    </style:style>
    <style:style style:name="T1" style:family="text">
      <style:text-properties fo:font-weight="bold" style:font-weight-asian="bold" style:font-weight-complex="bold"/>
    </style:style>
    <style:style style:name="T2" style:family="text">
      <style:text-properties fo:font-weight="bold" officeooo:rsid="001d2769" style:font-weight-asian="bold" style:font-weight-complex="bold"/>
    </style:style>
    <style:style style:name="T3" style:family="text">
      <style:text-properties officeooo:rsid="001d2769"/>
    </style:style>
    <style:style style:name="T4" style:family="text">
      <style:text-properties fo:font-weight="normal" style:font-weight-asian="normal" style:font-weight-complex="normal"/>
    </style:style>
    <style:style style:name="T5" style:family="text">
      <style:text-properties officeooo:rsid="001f178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text:tab/>Antigamente a mais ou menos 105 d.C foi criado o primeiro “banco de dados”, na verdade não é o mesmo banco de dados que conhecemos hoje na TI e sim o papel, exatamente o papel, ele pode ser considerado o primeiro banco de dados já que nele também é possível armazenar os <text:span text:style-name="T1">dados</text:span> e construir <text:span text:style-name="T1">informações</text:span> para gerar <text:span text:style-name="T1">conhecimento</text:span>.</text:p>
      <text:p text:style-name="P1"><text:tab/>Porém mesmo o papel sendo de grande ajuda parar armazenar dados e gerar informações ele não era muito prático, principalmente para os dias de hoje, já que <text:span text:style-name="T3">contemos um grande número de dados para armazenar, por isso hoje em dia temos os bancos de dados conhecidos no mundo da TI para armazenar e gerenciar esses dados.</text:span></text:p>
      <text:p text:style-name="P1">________________________________________________________________________________</text:p>
      <text:p text:style-name="P1"/>
      <text:p text:style-name="P1"><text:tab/><text:tab/></text:p>
      <text:p text:style-name="P2"><text:tab/>Antes de falar sobre o que é um banco de dados é bom saber exatamente o que são <text:span text:style-name="T4">dados</text:span>, dados nada mais é que elementos <text:span text:style-name="T3">dentro </text:span>de uma <text:span text:style-name="T4">informação</text:span>, por exemplo na frase “O jonas mora na rua Don Cabal.”, os dados são: o nome(Jonas) e a rua(Don Cabal) e a frase é a informação, que como podemos deduzir nada mais é <text:s/>que um conjunto de dados, ou seja, dados gera informações.</text:p>
      <text:p text:style-name="P5"><text:tab/><text:span text:style-name="T3">Agora que entendemos o que são dados ainda não estamos totalmente prontos para saber o que são banco de dados já que não sabemos porque necessitamos de um banco de dados explicitamente. O banco dados é de extrema importância para uma empresa, pois são graças aos dados que se pode tomar melhores decisões. </text:span></text:p>
      <text:p text:style-name="P4"/>
      <text:p text:style-name="P4"><text:span text:style-name="T3">De forma simples funciona assim:</text:span></text:p>
      <text:p text:style-name="P4"><text:s text:c="3"/><text:span text:style-name="T2">Dados</text:span><text:span text:style-name="T3"> gera </text:span><text:span text:style-name="T2">informações</text:span><text:span text:style-name="T3">, </text:span><text:span text:style-name="T2">informações</text:span><text:span text:style-name="T3"> gera </text:span><text:span text:style-name="T2">conhecimento</text:span><text:span text:style-name="T3">, </text:span><text:span text:style-name="T2">conhecimento</text:span><text:span text:style-name="T3"> gera boas </text:span><text:span text:style-name="T2">tomadas</text:span><text:span text:style-name="T3"> </text:span><text:span text:style-name="T2">de</text:span><text:span text:style-name="T3"> </text:span><text:span text:style-name="T2">decisões</text:span><text:span text:style-name="T3">, boas </text:span><text:span text:style-name="T2">tomadas de decisões</text:span><text:span text:style-name="T3"> gera sucesso.</text:span></text:p>
      <text:p text:style-name="P5"/>
      <text:p text:style-name="P4"><text:span text:style-name="T3">De forma simplificada:</text:span></text:p>
      <text:p text:style-name="P3"><text:s text:c="2"/><text:span text:style-name="T1"><text:s/></text:span><text:span text:style-name="T2">Dados → informações → conhecimento → tomadas de decisões</text:span></text:p>
      <text:p text:style-name="P1"><text:tab/></text:p>
      <text:p text:style-name="P6"><text:tab/>Então é por esse motivo que banco de dados são tão importantes já que são eles ditam o sucesso ou não de uma empresa.</text:p>
      <text:p text:style-name="P6"/>
      <text:p text:style-name="P6"><text:tab/>Sabendo o que é um banco de dados e para o que ele serve podemos agora descobrir o que é um banco de dados. Bom um banco de dados na TI nada mais é do que um conjunto de arquivos que se relaciona com dados de uma pessoa, um lugar, um produto ou qualquer outra coisa. Ele serve para organizar, manipular e gerenciar os dados. <text:span text:style-name="T5">Porém no mundo da TI precisamos de uma ferramenta muito importante para gerenciar os bancos de dados, então temos os SGBDs (Sistemas gerenciadores de bancos de dados) temos vários SGBDs os mais comum são: Oracle, MySQL, PostgreSQL, SQL Server e outros.</text:span></text:p>
      <text:p text:style-name="P6"><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fonte: </text:p>
      <text:p text:style-name="P1"/>
      <text:p text:style-name="P1">https://www.ufmg.br/espacodoconhecimento/historia-sobre-papel/#:~:text=No%20ano%20105%20d.C%2C%20o,chineses%2C%20por%20quase%20600%20ano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23T22:39:29.577564973</meta:creation-date>
    <dc:date>2022-08-23T23:32:46.596532419</dc:date>
    <meta:editing-duration>PT4M46S</meta:editing-duration>
    <meta:editing-cycles>1</meta:editing-cycles>
    <meta:document-statistic meta:table-count="0" meta:image-count="0" meta:object-count="0" meta:page-count="2" meta:paragraph-count="16" meta:word-count="408" meta:character-count="2499" meta:non-whitespace-character-count="2085"/>
    <meta:generator>LibreOffice/6.4.7.2$Linux_X86_64 LibreOffice_project/40$Build-2</meta:generator>
  </office:meta>
</office:document-meta>
</file>